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1mm"/>
    </style:style>
    <style:style style:name="co2" style:family="table-column">
      <style:table-column-properties fo:break-before="auto" style:column-width="33.32mm"/>
    </style:style>
    <style:style style:name="co3" style:family="table-column">
      <style:table-column-properties fo:break-before="auto" style:column-width="19.31mm"/>
    </style:style>
    <style:style style:name="co4" style:family="table-column">
      <style:table-column-properties fo:break-before="auto" style:column-width="59.64mm"/>
    </style:style>
    <style:style style:name="co5" style:family="table-column">
      <style:table-column-properties fo:break-before="auto" style:column-width="26.6mm"/>
    </style:style>
    <style:style style:name="co6" style:family="table-column">
      <style:table-column-properties fo:break-before="auto" style:column-width="25.21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8.03mm" fo:break-before="auto" style:use-optimal-row-height="true"/>
    </style:style>
    <style:style style:name="ro3" style:family="table-row">
      <style:table-row-properties style:row-height="11.82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15.63mm" fo:break-before="auto" style:use-optimal-row-height="true"/>
    </style:style>
    <style:style style:name="ro6" style:family="table-row">
      <style:table-row-properties style:row-height="19.42mm" fo:break-before="auto" style:use-optimal-row-height="true"/>
    </style:style>
    <style:style style:name="ro7" style:family="table-row">
      <style:table-row-properties style:row-height="23.21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number:percentage-style style:name="N10">
      <number:number number:decimal-places="0" loext:min-decimal-places="0" number:min-integer-digits="1"/>
      <number:text> %</number:text>
    </number:percentage-style>
    <number:percentage-style style:name="N11">
      <number:number number:decimal-places="2" loext:min-decimal-places="2" number:min-integer-digits="1"/>
      <number:text> %</number:text>
    </number:percentage-style>
    <number:text-style style:name="N100">
      <number:text-content/>
    </number:text-style>
    <style:style style:name="ce1" style:family="table-cell" style:parent-style-name="Default" style:data-style-name="N10">
      <style:table-cell-properties style:rotation-align="none"/>
    </style:style>
    <style:style style:name="ce2" style:family="table-cell" style:parent-style-name="Default" style:data-style-name="N11">
      <style:table-cell-properties style:rotation-align="none"/>
    </style:style>
    <style:style style:name="ce3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Currency_20__5b_0_5d_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5">
      <style:table-cell-properties style:rotation-align="none"/>
    </style:style>
    <style:style style:name="ce6" style:family="table-cell" style:parent-style-name="Default" style:data-style-name="N105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</style:style>
    <style:style style:name="ce8" style:family="table-cell" style:parent-style-name="Excel_20_Built-in_20_Comma_20__5b_0_5d_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Excel_20_Built-in_20_Comma_20__5b_0_5d_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Tahoma" style:language-asian="zh" style:country-asian="CN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text-outline="false" style:text-line-through-style="none" style:text-line-through-type="none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Tahoma" style:language-asian="zh" style:country-asian="CN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Tahoma" style:language-asian="zh" style:country-asian="CN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20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ueldo base</text:p>
          </table:table-cell>
          <table:table-cell table:style-name="ce4" office:value-type="float" office:value="301000" calcext:value-type="float">
            <text:p><text:s/>$301.000 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ratificacion legal</text:p>
          </table:table-cell>
          <table:table-cell table:style-name="ce5" table:formula="of:=25%*[.E5]" office:value-type="float" office:value="75250" calcext:value-type="float">
            <text:p><text:s/>$75.250 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tal Imponible</text:p>
          </table:table-cell>
          <table:table-cell table:style-name="ce5" table:formula="of:=+[.E5]+[.E6]" office:value-type="float" office:value="376250" calcext:value-type="float">
            <text:p><text:s/>$376.250 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" office:value-type="percentage" office:value="0.07" calcext:value-type="percentage">
            <text:p>7 %</text:p>
          </table:table-cell>
          <table:table-cell office:value-type="string" calcext:value-type="string">
            <text:p>Salud</text:p>
          </table:table-cell>
          <table:table-cell table:style-name="ce5" table:formula="of:=7%*[.E7]" office:value-type="float" office:value="26337.5" calcext:value-type="float">
            <text:p><text:s/>$26.338 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" office:value-type="percentage" office:value="0.12" calcext:value-type="percentage">
            <text:p>12 %</text:p>
          </table:table-cell>
          <table:table-cell office:value-type="string" calcext:value-type="string">
            <text:p>AFP</text:p>
          </table:table-cell>
          <table:table-cell table:style-name="ce5" table:formula="of:=12%*[.E7]" office:value-type="float" office:value="45150" calcext:value-type="float">
            <text:p><text:s/>$45.150 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percentage" office:value="0.006" calcext:value-type="percentage">
            <text:p>0,60 %</text:p>
          </table:table-cell>
          <table:table-cell office:value-type="string" calcext:value-type="string">
            <text:p>Seg. Cesantia</text:p>
          </table:table-cell>
          <table:table-cell table:style-name="ce5" table:formula="of:=0.6%*[.E7]" office:value-type="float" office:value="2257.5" calcext:value-type="float">
            <text:p><text:s/>$2.258 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 calcext:value-type="string">
            <text:p>Sueldo liquido</text:p>
          </table:table-cell>
          <table:table-cell table:style-name="ce6" table:formula="of:=+[.E7]-[.E8]-[.E9]-[.E10]" office:value-type="float" office:value="302505" calcext:value-type="float">
            <text:p><text:s/>$302.505 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percentage" office:value="0.024" calcext:value-type="percentage">
            <text:p>2,40 %</text:p>
          </table:table-cell>
          <table:table-cell office:value-type="string" calcext:value-type="string">
            <text:p>Seg cesantia</text:p>
          </table:table-cell>
          <table:table-cell table:style-name="ce5" table:formula="of:=+[.C12]*[.E7]" office:value-type="float" office:value="9030" calcext:value-type="float">
            <text:p><text:s/>$9.030 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percentage" office:value="0.0153" calcext:value-type="percentage">
            <text:p>1,53 %</text:p>
          </table:table-cell>
          <table:table-cell office:value-type="string" calcext:value-type="string">
            <text:p>SIS</text:p>
          </table:table-cell>
          <table:table-cell table:style-name="ce5" table:formula="of:=+[.C13]*[.E7]" office:value-type="float" office:value="5756.625" calcext:value-type="float">
            <text:p><text:s/>$5.757 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osto Empresa</text:p>
          </table:table-cell>
          <table:table-cell table:style-name="ce5" table:formula="of:=+[.E7]+[.E12]+[.E13]" office:value-type="float" office:value="391036.625" calcext:value-type="float">
            <text:p><text:s/>$391.037 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" office:value-type="percentage" office:value="0.03" calcext:value-type="percentage">
            <text:p>3 %</text:p>
          </table:table-cell>
          <table:table-cell office:value-type="string" calcext:value-type="string">
            <text:p>ASCH o Mutual</text:p>
          </table:table-cell>
          <table:table-cell table:style-name="ce5" table:formula="of:=+[.C15]*[.E7]" office:value-type="float" office:value="11287.5" calcext:value-type="float">
            <text:p><text:s/>$11.288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" table:formula="of:=+[.E14]+[.E15]" office:value-type="float" office:value="402324.125" calcext:value-type="float">
            <text:p><text:s/>$402.324 </text:p>
          </table:table-cell>
          <table:table-cell table:number-columns-repeated="101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>
        <table:table-column table:style-name="co1" table:number-columns-repeated="1024" table:default-cell-style-name="Default"/>
        <table:table-row table:style-name="ro1">
          <table:table-cell table:number-columns-repeated="6"/>
          <table:table-cell table:formula="of:=+SUM([.G3:.G6])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7" office:value-type="string" calcext:value-type="string">
            <text:p>+buscarv</text:p>
          </table:table-cell>
          <table:table-cell table:style-name="ce7" office:value-type="string" calcext:value-type="string">
            <text:p>+SUMAR.SI.CONJUNTO(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+[.C3]+[.C4]" office:value-type="float" office:value="36" calcext:value-type="float">
            <text:p>36</text:p>
          </table:table-cell>
          <table:table-cell table:formula="of:=+[.D3]+[.D4]" office:value-type="float" office:value="88" calcext:value-type="float">
            <text:p>8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+[.C3]*[.C4]" office:value-type="float" office:value="288" calcext:value-type="float">
            <text:p>288</text:p>
          </table:table-cell>
          <table:table-cell table:formula="of:=+[.D3]*[.D4]" office:value-type="float" office:value="1872" calcext:value-type="float">
            <text:p>187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+[.C3]-[.C4]" office:value-type="float" office:value="-12" calcext:value-type="float">
            <text:p>-12</text:p>
          </table:table-cell>
          <table:table-cell table:formula="of:=+[.D3]-[.D4]" office:value-type="float" office:value="-16" calcext:value-type="float">
            <text:p>-16</text:p>
          </table:table-cell>
          <table:table-cell table:number-columns-repeated="1020"/>
        </table:table-row>
        <table:table-row table:style-name="ro1">
          <table:table-cell table:number-columns-repeated="6"/>
          <table:table-cell table:formula="of:=+[.G3]+[.G4]+[.G5]+[.G6]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+SUM([.G3:.G6])" office:value-type="float" office:value="18" calcext:value-type="float">
            <text:p>18</text:p>
          </table:table-cell>
          <table:table-cell table:number-columns-repeated="1017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3" table:style-name="ta3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number-columns-repeated="5" table:default-cell-style-name="Default"/>
        <table:table-column table:style-name="co1" table:number-columns-repeated="1016" table:default-cell-style-name="Default"/>
        <table:table-row table:style-name="ro1">
          <table:table-cell table:number-columns-repeated="2"/>
          <table:table-cell table:style-name="ce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Cantidad</text:p>
          </table:table-cell>
          <table:table-cell/>
          <table:table-cell table:style-name="ce9" office:value-type="float" office:value="15000" calcext:value-type="float">
            <text:p><text:s/>15.000 </text:p>
          </table:table-cell>
          <table:table-cell table:style-name="ce9" office:value-type="float" office:value="20000" calcext:value-type="float">
            <text:p><text:s/>20.000 </text:p>
          </table:table-cell>
          <table:table-cell table:number-columns-repeated="2" table:style-name="ce9" office:value-type="float" office:value="25000" calcext:value-type="float">
            <text:p><text:s/>25.000 </text:p>
          </table:table-cell>
          <table:table-cell table:style-name="ce9" office:value-type="float" office:value="30000" calcext:value-type="float">
            <text:p><text:s/>30.000 </text:p>
          </table:table-cell>
          <table:table-cell/>
          <table:table-cell table:style-name="ce10" office:value-type="string" calcext:value-type="string">
            <text:p>sueldominimo</text:p>
          </table:table-cell>
          <table:table-cell table:style-name="ce10" office:value-type="float" office:value="302000" calcext:value-type="float">
            <text:p>302000</text:p>
          </table:table-cell>
          <table:table-cell table:style-name="ce11" table:number-columns-repeated="4"/>
          <table:table-cell table:number-columns-repeated="1009"/>
        </table:table-row>
        <table:table-row table:style-name="ro3">
          <table:table-cell/>
          <table:table-cell office:value-type="string" calcext:value-type="string">
            <text:p>Precio</text:p>
          </table:table-cell>
          <table:table-cell/>
          <table:table-cell table:style-name="ce4" office:value-type="float" office:value="2200" calcext:value-type="float">
            <text:p><text:s/>$2.200 </text:p>
          </table:table-cell>
          <table:table-cell table:style-name="ce4" office:value-type="float" office:value="2300" calcext:value-type="float">
            <text:p><text:s/>$2.300 </text:p>
          </table:table-cell>
          <table:table-cell table:style-name="ce4" office:value-type="float" office:value="2400" calcext:value-type="float">
            <text:p><text:s/>$2.400 </text:p>
          </table:table-cell>
          <table:table-cell table:number-columns-repeated="2" table:style-name="ce4" office:value-type="float" office:value="2500" calcext:value-type="float">
            <text:p><text:s/>$2.500 </text:p>
          </table:table-cell>
          <table:table-cell/>
          <table:table-cell table:style-name="ce10" office:value-type="string" calcext:value-type="string">
            <text:p>gratoficaciones legal</text:p>
          </table:table-cell>
          <table:table-cell table:style-name="ce12" office:value-type="string" calcext:value-type="string">
            <text:p>25%</text:p>
          </table:table-cell>
          <table:table-cell table:style-name="ce11"/>
          <table:table-cell table:style-name="ce10" office:value-type="string" calcext:value-type="string">
            <text:p>se puede pagar a fin de año o </text:p>
          </table:table-cell>
          <table:table-cell table:style-name="ce11" table:number-columns-repeated="2"/>
          <table:table-cell table:number-columns-repeated="1009"/>
        </table:table-row>
        <table:table-row table:style-name="ro4">
          <table:table-cell/>
          <table:table-cell office:value-type="string" calcext:value-type="string">
            <text:p>Ingresos</text:p>
          </table:table-cell>
          <table:table-cell/>
          <table:table-cell table:style-name="ce5" table:formula="of:=+[.D2]*[.D3]" office:value-type="float" office:value="33000000" calcext:value-type="float">
            <text:p><text:s/>$33.000.000 </text:p>
          </table:table-cell>
          <table:table-cell table:style-name="ce5" table:formula="of:=+[.E2]*[.E3]" office:value-type="float" office:value="46000000" calcext:value-type="float">
            <text:p><text:s/>$46.000.000 </text:p>
          </table:table-cell>
          <table:table-cell table:style-name="ce5" table:formula="of:=+[.F2]*[.F3]" office:value-type="float" office:value="60000000" calcext:value-type="float">
            <text:p><text:s/>$60.000.000 </text:p>
          </table:table-cell>
          <table:table-cell table:style-name="ce5" table:formula="of:=+[.G2]*[.G3]" office:value-type="float" office:value="62500000" calcext:value-type="float">
            <text:p><text:s/>$62.500.000 </text:p>
          </table:table-cell>
          <table:table-cell table:style-name="ce5" table:formula="of:=+[.H2]*[.H3]" office:value-type="float" office:value="75000000" calcext:value-type="float">
            <text:p><text:s/>$75.000.000 </text:p>
          </table:table-cell>
          <table:table-cell/>
          <table:table-cell table:style-name="ce10" office:value-type="string" calcext:value-type="string">
            <text:p>isapre</text:p>
          </table:table-cell>
          <table:table-cell table:style-name="ce12" office:value-type="string" calcext:value-type="string">
            <text:p>7%</text:p>
          </table:table-cell>
          <table:table-cell table:style-name="ce11" table:number-columns-repeated="4"/>
          <table:table-cell table:number-columns-repeated="1009"/>
        </table:table-row>
        <table:table-row table:style-name="ro5">
          <table:table-cell table:number-columns-repeated="9"/>
          <table:table-cell table:style-name="ce10" office:value-type="string" calcext:value-type="string">
            <text:p>afp</text:p>
          </table:table-cell>
          <table:table-cell table:style-name="ce12" office:value-type="string" calcext:value-type="string">
            <text:p>12%</text:p>
          </table:table-cell>
          <table:table-cell table:style-name="ce11"/>
          <table:table-cell table:style-name="ce10" office:value-type="string" calcext:value-type="string">
            <text:p>si gana mas de 750.000 hay impuesto</text:p>
          </table:table-cell>
          <table:table-cell table:style-name="ce11" table:number-columns-repeated="2"/>
          <table:table-cell table:number-columns-repeated="1009"/>
        </table:table-row>
        <table:table-row table:style-name="ro4">
          <table:table-cell/>
          <table:table-cell office:value-type="string" calcext:value-type="string">
            <text:p>Costo Operativo</text:p>
          </table:table-cell>
          <table:table-cell/>
          <table:table-cell table:style-name="ce5" table:formula="of:=+SUM([.D7:.D9])" office:value-type="float" office:value="20550000" calcext:value-type="float">
            <text:p><text:s/>$20.550.000 </text:p>
          </table:table-cell>
          <table:table-cell table:style-name="ce5" table:formula="of:=+SUM([.E7:.E9])" office:value-type="float" office:value="23050000" calcext:value-type="float">
            <text:p><text:s/>$23.050.000 </text:p>
          </table:table-cell>
          <table:table-cell table:style-name="ce5" table:formula="of:=+SUM([.F7:.F9])" office:value-type="float" office:value="32050000" calcext:value-type="float">
            <text:p><text:s/>$32.050.000 </text:p>
          </table:table-cell>
          <table:table-cell table:style-name="ce5" table:formula="of:=+SUM([.G7:.G9])" office:value-type="float" office:value="32050000" calcext:value-type="float">
            <text:p><text:s/>$32.050.000 </text:p>
          </table:table-cell>
          <table:table-cell table:style-name="ce5" table:formula="of:=+SUM([.H7:.H9])" office:value-type="float" office:value="34550000" calcext:value-type="float">
            <text:p><text:s/>$34.550.000 </text:p>
          </table:table-cell>
          <table:table-cell/>
          <table:table-cell table:style-name="ce10" office:value-type="string" calcext:value-type="string">
            <text:p>real</text:p>
          </table:table-cell>
          <table:table-cell table:style-name="ce10" office:value-type="float" office:value="376256" calcext:value-type="float">
            <text:p>376256</text:p>
          </table:table-cell>
          <table:table-cell table:style-name="ce11" table:number-columns-repeated="4"/>
          <table:table-cell table:number-columns-repeated="1009"/>
        </table:table-row>
        <table:table-row table:style-name="ro2">
          <table:table-cell table:style-name="ce4" office:value-type="float" office:value="500" calcext:value-type="float">
            <text:p><text:s/>$500 </text:p>
          </table:table-cell>
          <table:table-cell office:value-type="string" calcext:value-type="string">
            <text:p>Costo fabricar pastel</text:p>
          </table:table-cell>
          <table:table-cell/>
          <table:table-cell table:style-name="ce4" table:formula="of:=+[.$A$7]*[.D2]" office:value-type="float" office:value="7500000" calcext:value-type="float">
            <text:p><text:s/>$7.500.000 </text:p>
          </table:table-cell>
          <table:table-cell table:style-name="ce4" table:formula="of:=+[.$A$7]*[.E2]" office:value-type="float" office:value="10000000" calcext:value-type="float">
            <text:p><text:s/>$10.000.000 </text:p>
          </table:table-cell>
          <table:table-cell table:style-name="ce4" table:formula="of:=+[.$A$7]*[.F2]" office:value-type="float" office:value="12500000" calcext:value-type="float">
            <text:p><text:s/>$12.500.000 </text:p>
          </table:table-cell>
          <table:table-cell table:style-name="ce4" table:formula="of:=+[.$A$7]*[.G2]" office:value-type="float" office:value="12500000" calcext:value-type="float">
            <text:p><text:s/>$12.500.000 </text:p>
          </table:table-cell>
          <table:table-cell table:style-name="ce4" table:formula="of:=+[.$A$7]*[.H2]" office:value-type="float" office:value="15000000" calcext:value-type="float">
            <text:p><text:s/>$15.000.000 </text:p>
          </table:table-cell>
          <table:table-cell/>
          <table:table-cell table:style-name="ce10" office:value-type="string" calcext:value-type="string">
            <text:p>empresas grandes</text:p>
          </table:table-cell>
          <table:table-cell table:style-name="ce11" table:number-columns-repeated="5"/>
          <table:table-cell table:number-columns-repeated="1009"/>
        </table:table-row>
        <table:table-row table:style-name="ro4">
          <table:table-cell/>
          <table:table-cell office:value-type="string" calcext:value-type="string">
            <text:p>Patente</text:p>
          </table:table-cell>
          <table:table-cell/>
          <table:table-cell table:number-columns-repeated="5" table:style-name="ce4" office:value-type="float" office:value="50000" calcext:value-type="float">
            <text:p><text:s/>$50.000 </text:p>
          </table:table-cell>
          <table:table-cell/>
          <table:table-cell table:style-name="ce10" office:value-type="string" calcext:value-type="string">
            <text:p>seg cesantia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y 2,4%</text:p>
          </table:table-cell>
          <table:table-cell table:style-name="ce11" table:number-columns-repeated="3"/>
          <table:table-cell table:number-columns-repeated="1009"/>
        </table:table-row>
        <table:table-row table:style-name="ro2">
          <table:table-cell table:style-name="ce4" office:value-type="float" office:value="500000" calcext:value-type="float">
            <text:p><text:s/>$500.000 </text:p>
          </table:table-cell>
          <table:table-cell office:value-type="string" calcext:value-type="string">
            <text:p>Costo empresa</text:p>
          </table:table-cell>
          <table:table-cell/>
          <table:table-cell table:style-name="ce4" table:formula="of:=13*2*[.$A$9]" office:value-type="float" office:value="13000000" calcext:value-type="float">
            <text:p><text:s/>$13.000.000 </text:p>
          </table:table-cell>
          <table:table-cell table:style-name="ce4" table:formula="of:=+[.$A$9]*13*2" office:value-type="float" office:value="13000000" calcext:value-type="float">
            <text:p><text:s/>$13.000.000 </text:p>
          </table:table-cell>
          <table:table-cell table:style-name="ce4" table:formula="of:=+[.$A$9]*13*3" office:value-type="float" office:value="19500000" calcext:value-type="float">
            <text:p><text:s/>$19.500.000 </text:p>
          </table:table-cell>
          <table:table-cell table:style-name="ce4" table:formula="of:=+[.A9]*13*3" office:value-type="float" office:value="19500000" calcext:value-type="float">
            <text:p><text:s/>$19.500.000 </text:p>
          </table:table-cell>
          <table:table-cell table:style-name="ce4" table:formula="of:=+[.A9]*13*3" office:value-type="float" office:value="19500000" calcext:value-type="float">
            <text:p><text:s/>$19.500.000 </text:p>
          </table:table-cell>
          <table:table-cell/>
          <table:table-cell table:style-name="ce10" office:value-type="string" calcext:value-type="string">
            <text:p>cis seguro de invalides</text:p>
          </table:table-cell>
          <table:table-cell table:style-name="ce10" office:value-type="string" calcext:value-type="string">
            <text:p>1.7</text:p>
          </table:table-cell>
          <table:table-cell table:style-name="ce11" table:number-columns-repeated="4"/>
          <table:table-cell table:number-columns-repeated="1009"/>
        </table:table-row>
        <table:table-row table:style-name="ro2">
          <table:table-cell table:number-columns-repeated="9"/>
          <table:table-cell table:style-name="ce10" office:value-type="string" calcext:value-type="string">
            <text:p>ach mutual</text:p>
          </table:table-cell>
          <table:table-cell table:style-name="ce12" office:value-type="string" calcext:value-type="string">
            <text:p>3%</text:p>
          </table:table-cell>
          <table:table-cell table:style-name="ce11"/>
          <table:table-cell table:style-name="ce10" office:value-type="string" calcext:value-type="string">
            <text:p>(no estoy seguro)</text:p>
          </table:table-cell>
          <table:table-cell table:style-name="ce11" table:number-columns-repeated="2"/>
          <table:table-cell table:number-columns-repeated="1009"/>
        </table:table-row>
        <table:table-row table:style-name="ro4">
          <table:table-cell table:number-columns-repeated="9"/>
          <table:table-cell table:style-name="ce11" table:number-columns-repeated="6"/>
          <table:table-cell table:number-columns-repeated="1009"/>
        </table:table-row>
        <table:table-row table:style-name="ro5">
          <table:table-cell table:number-columns-repeated="9"/>
          <table:table-cell table:style-name="ce10" office:value-type="string" calcext:value-type="string">
            <text:p>12,64% rentabilidad de restaurante</text:p>
          </table:table-cell>
          <table:table-cell table:style-name="ce11" table:number-columns-repeated="5"/>
          <table:table-cell table:number-columns-repeated="1009"/>
        </table:table-row>
        <table:table-row table:style-name="ro2">
          <table:table-cell/>
          <table:table-cell office:value-type="string" calcext:value-type="string">
            <text:p>Gastos de administración y venta</text:p>
          </table:table-cell>
          <table:table-cell/>
          <table:table-cell table:style-name="ce5" table:formula="of:=+SUM([.D14:.D15])" office:value-type="float" office:value="4450000" calcext:value-type="float">
            <text:p><text:s/>$4.450.000 </text:p>
          </table:table-cell>
          <table:table-cell table:style-name="ce5" table:formula="of:=+SUM([.E14:.E15])" office:value-type="float" office:value="4200000" calcext:value-type="float">
            <text:p><text:s/>$4.200.000 </text:p>
          </table:table-cell>
          <table:table-cell table:style-name="ce5" table:formula="of:=+SUM([.F14:.F15])" office:value-type="float" office:value="4200000" calcext:value-type="float">
            <text:p><text:s/>$4.200.000 </text:p>
          </table:table-cell>
          <table:table-cell table:style-name="ce5" table:formula="of:=+SUM([.G14:.G15])" office:value-type="float" office:value="4200000" calcext:value-type="float">
            <text:p><text:s/>$4.200.000 </text:p>
          </table:table-cell>
          <table:table-cell table:style-name="ce5" table:formula="of:=+SUM([.H14:.H15])" office:value-type="float" office:value="4200000" calcext:value-type="float">
            <text:p><text:s/>$4.200.000 </text:p>
          </table:table-cell>
          <table:table-cell/>
          <table:table-cell table:style-name="ce10" office:value-type="string" calcext:value-type="string">
            <text:p>DamoDaner/data</text:p>
          </table:table-cell>
          <table:table-cell table:style-name="ce11" table:number-columns-repeated="5"/>
          <table:table-cell table:number-columns-repeated="1009"/>
        </table:table-row>
        <table:table-row table:style-name="ro4">
          <table:table-cell/>
          <table:table-cell office:value-type="string" calcext:value-type="string">
            <text:p>Varios</text:p>
          </table:table-cell>
          <table:table-cell/>
          <table:table-cell table:style-name="ce4" table:formula="of:=100000*12" office:value-type="float" office:value="1200000" calcext:value-type="float">
            <text:p><text:s/>$1.200.000 </text:p>
          </table:table-cell>
          <table:table-cell table:style-name="ce4" table:formula="of:=100000*12" office:value-type="float" office:value="1200000" calcext:value-type="float">
            <text:p><text:s/>$1.200.000 </text:p>
          </table:table-cell>
          <table:table-cell table:style-name="ce4" table:formula="of:=100000*12" office:value-type="float" office:value="1200000" calcext:value-type="float">
            <text:p><text:s/>$1.200.000 </text:p>
          </table:table-cell>
          <table:table-cell table:style-name="ce4" table:formula="of:=100000*12" office:value-type="float" office:value="1200000" calcext:value-type="float">
            <text:p><text:s/>$1.200.000 </text:p>
          </table:table-cell>
          <table:table-cell table:style-name="ce4" table:formula="of:=100000*12" office:value-type="float" office:value="1200000" calcext:value-type="float">
            <text:p><text:s/>$1.200.000 </text:p>
          </table:table-cell>
          <table:table-cell/>
          <table:table-cell table:style-name="ce11" table:number-columns-repeated="6"/>
          <table:table-cell table:number-columns-repeated="1009"/>
        </table:table-row>
        <table:table-row table:style-name="ro4">
          <table:table-cell/>
          <table:table-cell office:value-type="string" calcext:value-type="string">
            <text:p>Arriendo</text:p>
          </table:table-cell>
          <table:table-cell/>
          <table:table-cell table:style-name="ce4" table:formula="of:=250000*(12+1)" office:value-type="float" office:value="3250000" calcext:value-type="float">
            <text:p><text:s/>$3.250.000 </text:p>
          </table:table-cell>
          <table:table-cell table:style-name="ce4" table:formula="of:=12*250000" office:value-type="float" office:value="3000000" calcext:value-type="float">
            <text:p><text:s/>$3.000.000 </text:p>
          </table:table-cell>
          <table:table-cell table:style-name="ce4" table:formula="of:=12*250000" office:value-type="float" office:value="3000000" calcext:value-type="float">
            <text:p><text:s/>$3.000.000 </text:p>
          </table:table-cell>
          <table:table-cell table:style-name="ce4" table:formula="of:=12*250000" office:value-type="float" office:value="3000000" calcext:value-type="float">
            <text:p><text:s/>$3.000.000 </text:p>
          </table:table-cell>
          <table:table-cell table:style-name="ce4" table:formula="of:=12*250000" office:value-type="float" office:value="3000000" calcext:value-type="float">
            <text:p><text:s/>$3.000.000 </text:p>
          </table:table-cell>
          <table:table-cell/>
          <table:table-cell table:style-name="ce11" table:number-columns-repeated="6"/>
          <table:table-cell table:number-columns-repeated="1009"/>
        </table:table-row>
        <table:table-row table:style-name="ro6">
          <table:table-cell table:number-columns-repeated="9"/>
          <table:table-cell table:style-name="ce10" office:value-type="string" calcext:value-type="string">
            <text:p>Cuando uno se endeduda tiene que esperaer rentabilidad</text:p>
          </table:table-cell>
          <table:table-cell table:style-name="ce11" table:number-columns-repeated="5"/>
          <table:table-cell table:number-columns-repeated="1009"/>
        </table:table-row>
        <table:table-row table:style-name="ro4">
          <table:table-cell/>
          <table:table-cell office:value-type="string" calcext:value-type="string">
            <text:p>Depreciacion</text:p>
          </table:table-cell>
          <table:table-cell/>
          <table:table-cell table:style-name="ce4" table:formula="of:=10000000/5" office:value-type="float" office:value="2000000" calcext:value-type="float">
            <text:p><text:s/>$2.000.000 </text:p>
          </table:table-cell>
          <table:table-cell table:style-name="ce4" table:formula="of:=10000000/5" office:value-type="float" office:value="2000000" calcext:value-type="float">
            <text:p><text:s/>$2.000.000 </text:p>
          </table:table-cell>
          <table:table-cell table:style-name="ce4" table:formula="of:=10000000/5" office:value-type="float" office:value="2000000" calcext:value-type="float">
            <text:p><text:s/>$2.000.000 </text:p>
          </table:table-cell>
          <table:table-cell table:style-name="ce4" table:formula="of:=10000000/5" office:value-type="float" office:value="2000000" calcext:value-type="float">
            <text:p><text:s/>$2.000.000 </text:p>
          </table:table-cell>
          <table:table-cell table:style-name="ce4" table:formula="of:=10000000/5" office:value-type="float" office:value="2000000" calcext:value-type="float">
            <text:p><text:s/>$2.000.000 </text:p>
          </table:table-cell>
          <table:table-cell/>
          <table:table-cell table:style-name="ce11" table:number-columns-repeated="6"/>
          <table:table-cell table:number-columns-repeated="1009"/>
        </table:table-row>
        <table:table-row table:style-name="ro7">
          <table:table-cell table:number-columns-repeated="9"/>
          <table:table-cell table:style-name="ce10" office:value-type="string" calcext:value-type="string">
            <text:p>Cuando el negocio es corto cpnviene la depreciaion acelerado</text:p>
          </table:table-cell>
          <table:table-cell table:style-name="ce11" table:number-columns-repeated="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tilidad antes de impuesto</text:p>
          </table:table-cell>
          <table:table-cell/>
          <table:table-cell table:style-name="ce5" table:formula="of:=+[.D4]-[.D6]-[.D13]-[.D17]" office:value-type="float" office:value="6000000" calcext:value-type="float">
            <text:p><text:s/>$6.000.000 </text:p>
          </table:table-cell>
          <table:table-cell table:style-name="ce5" table:formula="of:=+[.E4]-[.E6]-[.E13]-[.E17]" office:value-type="float" office:value="16750000" calcext:value-type="float">
            <text:p><text:s/>$16.750.000 </text:p>
          </table:table-cell>
          <table:table-cell table:style-name="ce5" table:formula="of:=+[.F4]-[.F6]-[.F13]-[.F17]" office:value-type="float" office:value="21750000" calcext:value-type="float">
            <text:p><text:s/>$21.750.000 </text:p>
          </table:table-cell>
          <table:table-cell table:style-name="ce5" table:formula="of:=+[.G4]-[.G6]-[.G13]-[.G17]" office:value-type="float" office:value="24250000" calcext:value-type="float">
            <text:p><text:s/>$24.250.000 </text:p>
          </table:table-cell>
          <table:table-cell table:style-name="ce5" table:formula="of:=+[.H4]-[.H6]-[.H13]-[.H17]" office:value-type="float" office:value="34250000" calcext:value-type="float">
            <text:p><text:s/>$34.250.000 </text:p>
          </table:table-cell>
          <table:table-cell table:number-columns-repeated="1016"/>
        </table:table-row>
        <table:table-row table:style-name="ro1">
          <table:table-cell table:style-name="ce1" office:value-type="percentage" office:value="0.27" calcext:value-type="percentage">
            <text:p>27 %</text:p>
          </table:table-cell>
          <table:table-cell office:value-type="string" calcext:value-type="string">
            <text:p>Impuesto</text:p>
          </table:table-cell>
          <table:table-cell/>
          <table:table-cell table:style-name="ce4" table:formula="of:=+[.D20]*0.27" office:value-type="float" office:value="1620000" calcext:value-type="float">
            <text:p><text:s/>$1.620.000 </text:p>
          </table:table-cell>
          <table:table-cell table:style-name="ce4" table:formula="of:=+[.E20]*0.27" office:value-type="float" office:value="4522500" calcext:value-type="float">
            <text:p><text:s/>$4.522.500 </text:p>
          </table:table-cell>
          <table:table-cell table:style-name="ce4" table:formula="of:=+[.F20]*0.27" office:value-type="float" office:value="5872500" calcext:value-type="float">
            <text:p><text:s/>$5.872.500 </text:p>
          </table:table-cell>
          <table:table-cell table:style-name="ce4" table:formula="of:=+[.G20]*0.27" office:value-type="float" office:value="6547500" calcext:value-type="float">
            <text:p><text:s/>$6.547.500 </text:p>
          </table:table-cell>
          <table:table-cell table:style-name="ce4" table:formula="of:=+[.H20]*0.27" office:value-type="float" office:value="9247500" calcext:value-type="float">
            <text:p><text:s/>$9.247.500 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tilidad despues de impuesto</text:p>
          </table:table-cell>
          <table:table-cell/>
          <table:table-cell table:style-name="ce5" table:formula="of:=+[.D20]-[.D21]" office:value-type="float" office:value="4380000" calcext:value-type="float">
            <text:p><text:s/>$4.380.000 </text:p>
          </table:table-cell>
          <table:table-cell table:style-name="ce5" table:formula="of:=+[.E20]-[.E21]" office:value-type="float" office:value="12227500" calcext:value-type="float">
            <text:p><text:s/>$12.227.500 </text:p>
          </table:table-cell>
          <table:table-cell table:style-name="ce5" table:formula="of:=+[.F20]-[.F21]" office:value-type="float" office:value="15877500" calcext:value-type="float">
            <text:p><text:s/>$15.877.500 </text:p>
          </table:table-cell>
          <table:table-cell table:style-name="ce5" table:formula="of:=+[.G20]-[.G21]" office:value-type="float" office:value="17702500" calcext:value-type="float">
            <text:p><text:s/>$17.702.500 </text:p>
          </table:table-cell>
          <table:table-cell table:style-name="ce5" table:formula="of:=+[.H20]-[.H21]" office:value-type="float" office:value="25002500" calcext:value-type="float">
            <text:p><text:s/>$25.002.500 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epreciacion</text:p>
          </table:table-cell>
          <table:table-cell/>
          <table:table-cell table:style-name="ce4" table:formula="of:=10000000/5" office:value-type="float" office:value="2000000" calcext:value-type="float">
            <text:p><text:s/>$2.000.000 </text:p>
          </table:table-cell>
          <table:table-cell table:style-name="ce4" table:formula="of:=10000000/5" office:value-type="float" office:value="2000000" calcext:value-type="float">
            <text:p><text:s/>$2.000.000 </text:p>
          </table:table-cell>
          <table:table-cell table:style-name="ce4" table:formula="of:=10000000/5" office:value-type="float" office:value="2000000" calcext:value-type="float">
            <text:p><text:s/>$2.000.000 </text:p>
          </table:table-cell>
          <table:table-cell table:style-name="ce4" table:formula="of:=10000000/5" office:value-type="float" office:value="2000000" calcext:value-type="float">
            <text:p><text:s/>$2.000.000 </text:p>
          </table:table-cell>
          <table:table-cell table:style-name="ce4" table:formula="of:=10000000/5" office:value-type="float" office:value="2000000" calcext:value-type="float">
            <text:p><text:s/>$2.000.000 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aquinaria</text:p>
          </table:table-cell>
          <table:table-cell office:value-type="float" office:value="10000000" calcext:value-type="float">
            <text:p><text:s/>$10.000.000 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apital de trabajo</text:p>
          </table:table-cell>
          <table:table-cell table:formula="of:=+[.D6]/12*3" office:value-type="float" office:value="5137500" calcext:value-type="float">
            <text:p><text:s/>$5.137.500 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lujo</text:p>
          </table:table-cell>
          <table:table-cell table:formula="of:=-[.C25]-[.C26]" office:value-type="float" office:value="-15137500" calcext:value-type="float">
            <text:p><text:s/>$-15.137.500 </text:p>
          </table:table-cell>
          <table:table-cell table:style-name="ce5" table:formula="of:=+[.D22]+[.D24]" office:value-type="float" office:value="6380000" calcext:value-type="float">
            <text:p><text:s/>$6.380.000 </text:p>
          </table:table-cell>
          <table:table-cell table:style-name="ce5" table:formula="of:=+[.E22]+[.E24]" office:value-type="float" office:value="14227500" calcext:value-type="float">
            <text:p><text:s/>$14.227.500 </text:p>
          </table:table-cell>
          <table:table-cell table:style-name="ce5" table:formula="of:=+[.F22]+[.F24]" office:value-type="float" office:value="17877500" calcext:value-type="float">
            <text:p><text:s/>$17.877.500 </text:p>
          </table:table-cell>
          <table:table-cell table:style-name="ce5" table:formula="of:=+[.G22]+[.G24]" office:value-type="float" office:value="19702500" calcext:value-type="float">
            <text:p><text:s/>$19.702.500 </text:p>
          </table:table-cell>
          <table:table-cell table:style-name="ce5" table:formula="of:=+[.H22]+[.H24]" office:value-type="float" office:value="27002500" calcext:value-type="float">
            <text:p><text:s/>$27.002.500 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otal Flujo</text:p>
          </table:table-cell>
          <table:table-cell table:formula="of:=+SUM([.C28:.H28])" office:value-type="float" office:value="70052500" calcext:value-type="float">
            <text:p><text:s/>$70.052.500 </text:p>
          </table:table-cell>
          <table:table-cell table:number-columns-repeated="1021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4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4P2" style:volatile="true">
      <loext:text> </loext:text>
      <loext:fill-character> </loext:fill-character>
      <number:text>- </number:text>
    </number:number-style>
    <number:text-style style:name="N104">
      <number:text> </number:text>
      <number:text-content/>
      <number:text> </number:text>
      <style:map style:condition="value()&gt;0" style:apply-style-name="N104P0"/>
      <style:map style:condition="value()&lt;0" style:apply-style-name="N104P1"/>
      <style:map style:condition="value()=0" style:apply-style-name="N104P2"/>
    </number:text-style>
    <number:number-style style:name="N10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5P1" style:volatile="true">
      <loext:text> $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5P2" style:volatile="true">
      <loext:text> $</loext:text>
      <loext:fill-character> </loext:fill-character>
      <number:text>- </number:text>
    </number:number-style>
    <number:text-style style:name="N105">
      <number:text> </number:text>
      <number:text-content/>
      <number:text> </number:text>
      <style:map style:condition="value()&gt;0" style:apply-style-name="N105P0"/>
      <style:map style:condition="value()&lt;0" style:apply-style-name="N105P1"/>
      <style:map style:condition="value()=0" style:apply-style-name="N105P2"/>
    </number:text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4P0" style:volatile="true" number:language="es" number:country="CL">
      <number:currency-symbol/>
      <number:text> </number:text>
      <number:number number:decimal-places="0" loext:min-decimal-places="0" number:min-integer-digits="1" number:grouping="true"/>
    </number:currency-style>
    <number:currency-style style:name="N10104" number:language="es" number:country="CL">
      <number:text>-</number:text>
      <number:currency-symbol/>
      <number:text> </number:text>
      <number:number number:decimal-places="0" loext:min-decimal-places="0" number:min-integer-digits="1" number:grouping="true"/>
      <style:map style:condition="value()&gt;=0" style:apply-style-name="N10104P0"/>
    </number:currency-style>
    <number:currency-style style:name="N10105P0" style:volatile="true" number:language="es" number:country="CL">
      <number:currency-symbol/>
      <number:text> </number:text>
      <number:number number:decimal-places="0" loext:min-decimal-places="0" number:min-integer-digits="1" number:grouping="true"/>
    </number:currency-style>
    <number:currency-style style:name="N10105" number:language="es" number:country="CL">
      <style:text-properties fo:color="#ff0000"/>
      <number:text>-</number:text>
      <number:currency-symbol/>
      <number:text> </number:text>
      <number:number number:decimal-places="0" loext:min-decimal-places="0" number:min-integer-digits="1" number:grouping="true"/>
      <style:map style:condition="value()&gt;=0" style:apply-style-name="N10105P0"/>
    </number:currency-style>
    <number:currency-style style:name="N10106P0" style:volatile="true" number:language="es" number:country="CL">
      <number:currency-symbol/>
      <number:text> </number:text>
      <number:number number:decimal-places="2" loext:min-decimal-places="2" number:min-integer-digits="1" number:grouping="true"/>
    </number:currency-style>
    <number:currency-style style:name="N10106" number:language="es" number:country="CL">
      <number:text>-</number:text>
      <number:currency-symbol/>
      <number:text> </number:text>
      <number:number number:decimal-places="2" loext:min-decimal-places="2" number:min-integer-digits="1" number:grouping="true"/>
      <style:map style:condition="value()&gt;=0" style:apply-style-name="N10106P0"/>
    </number:currency-style>
    <number:currency-style style:name="N10107P0" style:volatile="true" number:language="es" number:country="CL">
      <number:currency-symbol/>
      <number:text> </number:text>
      <number:number number:decimal-places="2" loext:min-decimal-places="2" number:min-integer-digits="1" number:grouping="true"/>
    </number:currency-style>
    <number:currency-style style:name="N10107" number:language="es" number:country="CL">
      <style:text-properties fo:color="#ff0000"/>
      <number:text>-</number:text>
      <number:currency-symbol/>
      <number:text> </number:text>
      <number:number number:decimal-places="2" loext:min-decimal-places="2" number:min-integer-digits="1" number:grouping="true"/>
      <style:map style:condition="value()&gt;=0" style:apply-style-name="N10107P0"/>
    </number:currency-style>
    <number:date-style style:name="N10108" number:language="es" number:country="CL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CL">
      <number:month number:textual="true"/>
      <number:text>-</number:text>
      <number:year/>
    </number:date-style>
    <number:time-style style:name="N10110" number:language="es" number:country="CL">
      <number:hours/>
      <number:text>:</number:text>
      <number:minutes number:style="long"/>
      <number:text> </number:text>
      <number:am-pm/>
    </number:time-style>
    <number:time-style style:name="N10111" number:language="es" number:country="C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s" number:country="CL">
      <number:hours/>
      <number:text>:</number:text>
      <number:minutes number:style="long"/>
    </number:time-style>
    <number:time-style style:name="N10113" number:language="es" number:country="CL">
      <number:hours/>
      <number:text>:</number:text>
      <number:minutes number:style="long"/>
      <number:text>:</number:text>
      <number:seconds number:style="long"/>
    </number:time-style>
    <number:date-style style:name="N10114" number:language="es" number:country="CL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s" number:country="CL">
      <number:number number:decimal-places="0" loext:min-decimal-places="0" number:min-integer-digits="1" number:grouping="true"/>
    </number:number-style>
    <number:number-style style:name="N10115" number:language="es" number:country="CL">
      <number:text>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6P0" style:volatile="true" number:language="es" number:country="CL">
      <number:number number:decimal-places="0" loext:min-decimal-places="0" number:min-integer-digits="1" number:grouping="true"/>
    </number:number-style>
    <number:number-style style:name="N10116" number:language="es" number:country="CL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es" number:country="CL">
      <number:number number:decimal-places="2" loext:min-decimal-places="2" number:min-integer-digits="1" number:grouping="true"/>
    </number:number-style>
    <number:number-style style:name="N10117" number:language="es" number:country="CL">
      <number:text>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es" number:country="CL">
      <number:number number:decimal-places="2" loext:min-decimal-places="2" number:min-integer-digits="1" number:grouping="true"/>
    </number:number-style>
    <number:number-style style:name="N10118" number:language="es" number:country="CL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es" number:country="CL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19P1" style:volatile="true" number:language="es" number:country="CL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19P2" style:volatile="true" number:language="es" number:country="CL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19" number:language="es" number:country="CL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currency-style style:name="N10120P0" style:volatile="true" number:language="es" number:country="CL">
      <number:text> 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0P1" style:volatile="true" number:language="es" number:country="CL">
      <number:text>-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0P2" style:volatile="true" number:language="es" number:country="CL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0" number:language="es" number:country="CL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urrency_20__5b_0_5d_" style:display-name="Excel Built-in Currency [0]" style:family="table-cell" style:parent-style-name="Default" style:data-style-name="N105"/>
    <style:style style:name="Excel_20_Built-in_20_Comma_20__5b_0_5d_" style:display-name="Excel Built-in Comma [0]" style:family="table-cell" style:parent-style-name="Default" style:data-style-name="N104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4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umno</meta:initial-creator>
    <meta:creation-date>2019-05-30T00:06:12</meta:creation-date>
    <dc:date>2019-06-04T21:20:28.027610537</dc:date>
    <meta:generator>LibreOffice/6.2.4.2$MacOSX_X86_64 LibreOffice_project/2412653d852ce75f65fbfa83fb7e7b669a126d64</meta:generator>
    <meta:editing-duration>PT4M22S</meta:editing-duration>
    <meta:editing-cycles>1</meta:editing-cycles>
    <meta:document-statistic meta:table-count="3" meta:cell-count="185" meta:object-count="0"/>
    <meta:user-defined meta:name="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